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Standard"/>
      <text:p text:style-name="Standard"><text:a xlink:type="simple" xlink:href="http://www.pokemongo.com/en-ca/pokemon/" text:style-name="Internet_20_link" text:visited-style-name="Visited_20_Internet_20_Link">http://www.pokemongo.com/en-ca/pokemon/</text:a></text:p>
      <text:p text:style-name="Standard"/>
      <text:p text:style-name="Standard"><text:a xlink:type="simple" xlink:href="http://katvig.dk/en" text:style-name="Internet_20_link" text:visited-style-name="Visited_20_Internet_20_Link">http://katvig.dk/en</text:a></text:p>
      <text:p text:style-name="Standard"/>
      <text:p text:style-name="Standard">https://unclegoose.com/produc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" meta:character-count="90"/>
    <dc:date>2017-05-04T16:45:21.59</dc:date>
    <meta:generator>OpenOffice/4.1.2$Win32 OpenOffice.org_project/412m3$Build-9782</meta:generator>
  </office:meta>
</office:document-meta>
</file>